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b49" officeooo:paragraph-rsid="000fab4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ab49" officeooo:paragraph-rsid="000fab4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ab49" officeooo:paragraph-rsid="000fab4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b49" officeooo:paragraph-rsid="000fab49" style:font-size-asian="20pt" style:font-weight-asian="normal" style:font-size-complex="2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uas Digitais</text:span><text:tab/><text:tab/><text:span text:style-name="T1">Fernanda Brum</text:span><text:tab/><text:span text:style-name="T2">[ <text:s text:c="2"/>]</text:span></text:p>
      <text:p text:style-name="P3"><text:span text:style-name="T2"/></text:p>
      <text:p text:style-name="P4">Sem ter condição de Te escolher</text:p>
      <text:p text:style-name="P4">Cego pelos meus pecados</text:p>
      <text:p text:style-name="P4">Ouvi Tua voz dizendo:</text:p>
      <text:p text:style-name="P4">Eu vim te buscar e te salvar</text:p>
      <text:p text:style-name="P4"/>
      <text:p text:style-name="P4">Então percebi que eu já era Seu</text:p>
      <text:p text:style-name="P4">Bem antes de existir o Senhor me escolheu</text:p>
      <text:p text:style-name="P4">Valeu a pena perder a minha vida</text:p>
      <text:p text:style-name="P4">Pelo Teu amor Te encontrei</text:p>
      <text:p text:style-name="P4"/>
      <text:p text:style-name="P4">Em minha alma estão as Tuas digitais</text:p>
      <text:p text:style-name="P4">Cada dia que se passa eu Te amo muito mais</text:p>
      <text:p text:style-name="P4">Tua graça perfumou meu coração, Senhor</text:p>
      <text:p text:style-name="P4">Onde o pecado abundou, hoje ela superabundou</text:p>
      <text:p text:style-name="P4">Porque Dele, por Ele</text:p>
      <text:p text:style-name="P4">Para Ele são todas as coisas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Suas Digitais</text:span><text:tab/><text:tab/><text:span text:style-name="T1">Fernanda Brum</text:span><text:tab/><text:span text:style-name="T2">[ <text:s text:c="2"/>]</text:span></text:p>
      <text:p text:style-name="P3"><text:span text:style-name="T2"/></text:p>
      <text:p text:style-name="P4">Sem ter condição de Te escolher</text:p>
      <text:p text:style-name="P4">Cego pelos meus pecados</text:p>
      <text:p text:style-name="P4">Ouvi Tua voz dizendo:</text:p>
      <text:p text:style-name="P4">Eu vim te buscar e te salvar</text:p>
      <text:p text:style-name="P4"/>
      <text:p text:style-name="P4">Então percebi que eu já era Seu</text:p>
      <text:p text:style-name="P4">Bem antes de existir o Senhor me escolheu</text:p>
      <text:p text:style-name="P4">Valeu a pena perder a minha vida</text:p>
      <text:p text:style-name="P4">Pelo Teu amor Te encontrei</text:p>
      <text:p text:style-name="P4"/>
      <text:p text:style-name="P4">Em minha alma estão as Tuas digitais</text:p>
      <text:p text:style-name="P4">Cada dia que se passa eu Te amo muito mais</text:p>
      <text:p text:style-name="P4">Tua graça perfumou meu coração, Senhor</text:p>
      <text:p text:style-name="P4">Onde o pecado abundou, hoje ela superabundou</text:p>
      <text:p text:style-name="P4">Porque Dele, por Ele</text:p>
      <text:p text:style-name="P4">Para Ele são todas as cois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4:58:23.948225769</dc:date>
    <meta:editing-cycles>11</meta:editing-cycles>
    <meta:editing-duration>PT17M56S</meta:editing-duration>
    <meta:generator>LibreOffice/5.2.4.2.1$Linux_X86_64 LibreOffice_project/20m0$Build-2</meta:generator>
    <meta:document-statistic meta:table-count="0" meta:image-count="0" meta:object-count="0" meta:page-count="1" meta:paragraph-count="30" meta:word-count="188" meta:character-count="950" meta:non-whitespace-character-count="786"/>
  </office:meta>
</office:document-meta>
</file>